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50000002D8300B020026012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jemplo obtenido de <text:s/><text:a xlink:type="simple" xlink:href="https://www.gnu.org/software/gsl/doc/html/integration.html#fixed-point-quadrature-example" text:style-name="Internet_20_link" text:visited-style-name="Visited_20_Internet_20_Link">https://www.gnu.org/software/gsl/doc/html/integration.html#fixed-point-quadrature-example</text:a></text:p>
      <text:p text:style-name="P1"/>
      <text:p text:style-name="Standard">Calcula numéricamente la integral</text:p>
      <text:p text:style-name="Standard"/>
      <text:p text:style-name="Standard"><draw:frame draw:style-name="fr1" draw:name="Imagen1" text:anchor-type="char" svg:width="10.291cm" svg:height="1.191cm" draw:z-index="0"><draw:image xlink:href="Pictures/10000000000001850000002D8300B0200260129F.png" xlink:type="simple" xlink:show="embed" xlink:actuate="onLoad" draw:mime-type="image/png"/></draw:frame></text:p>
      <text:p text:style-name="Standard"/>
      <text:p text:style-name="Standard">La salida del programa es la siguiente:</text:p>
      <text:p text:style-name="Standard"/>
      <text:p text:style-name="Standard"><text:tab/><text:tab/>m = 10</text:p>
      <text:p text:style-name="Standard"><text:tab/><text:tab/>intervals = 6</text:p>
      <text:p text:style-name="Standard"><text:tab/><text:tab/>result = <text:s/>54.115231635459096537</text:p>
      <text:p text:style-name="Standard"><text:tab/><text:tab/>exact result = <text:s/>54.115231635459025483</text:p>
      <text:p text:style-name="Standard"><text:tab/><text:tab/>actual error = <text:s/>0.00000000000007105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6T16:59:36.085567262</dc:date>
    <meta:editing-duration>PT1M7S</meta:editing-duration>
    <meta:editing-cycles>2</meta:editing-cycles>
    <meta:generator>LibreOffice/7.2.7.2$Linux_X86_64 LibreOffice_project/20$Build-2</meta:generator>
    <meta:document-statistic meta:table-count="0" meta:image-count="1" meta:object-count="0" meta:page-count="1" meta:paragraph-count="8" meta:word-count="32" meta:character-count="315" meta:non-whitespace-character-count="277"/>
  </office:meta>
</office:document-meta>
</file>